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WILMER RAMIRE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INCUBADORA SANTA SOFIA S.A.C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2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ARCIA CALDERON, MILWAR NO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78</text:p>
          </table:table-cell>
        </table:table-row>
        <table:table-row>
          <table:table-cell table:style-name="Tabla1.A2" office:value-type="float" office:value="0">
            <text:p text:style-name="P7">GALLINAS REPRODUCTORAS</text:p>
          </table:table-cell>
          <table:table-cell table:style-name="Tabla1.B2" office:value-type="string">
            <text:p text:style-name="P9">Cant.Cajas: <text:span text:style-name="T11">7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8877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3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21:33:5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